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center"/>
      <style:text-properties fo:font-size="20pt" style:font-size-asian="20pt" style:font-size-complex="20pt" style:text-underline-type="single" style:text-underline-style="solid" style:text-underline-width="auto" style:text-underline-mode="continuous"/>
    </style:style>
    <style:style style:name="P2" style:parent-style-name="Normal" style:family="paragraph">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text-properties fo:font-size="12pt" style:font-size-asian="12pt" style:font-size-complex="12pt"/>
    </style:style>
  </office:automatic-styles>
  <office:body>
    <office:text text:use-soft-page-breaks="true">
      <text:p text:style-name="P1">Evently</text:p>
      <text:p text:style-name="P2">Projet né d’un événement, startups de Mulhouse.<text:s/></text:p>
      <text:p text:style-name="P3">Evently est un agenda personnel configurable via une plateforme internet.</text:p>
      <text:p text:style-name="P4">Le but de cette plateforme est de faire partager des évènements avec un système d’agenda que tout le monde peut voir si l’utilisateur le souhaite ou en groupe privé (pour des entreprises par exemple).</text:p>
      <text:p text:style-name="P5">L’avantage est d’être au courant de tous les évènements que peut proposer une ville (concerts, spectacles ou tout autre type d’évènement). Il est à la fois avantageux pour l’utilisateur pour l’apport d’informations événementiels<text:s/>et à la fois pour l’organisateur d’événement qui lui permet de jauger le nombre de participant<text:s/>et d’effectuer une meilleure organisation.<text:s/></text:p>
      <text:p text:style-name="P6"/>
      <text:p text:style-name="P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dminln</meta:initial-creator>
    <dc:creator>Adminln</dc:creator>
    <meta:creation-date>2016-12-02T10:14:00Z</meta:creation-date>
    <dc:date>2016-12-02T10:14:00Z</dc:date>
    <meta:template xlink:href="Normal" xlink:type="simple"/>
    <meta:editing-cycles>2</meta:editing-cycles>
    <meta:editing-duration>PT0S</meta:editing-duration>
    <meta:document-statistic meta:page-count="1" meta:paragraph-count="1" meta:word-count="108" meta:character-count="701" meta:row-count="4" meta:non-whitespace-character-count="594"/>
  </office:meta>
</office:document-meta>
</file>